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04251in" svg:height="3.8026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érémy Ghesquière</meta:initial-creator>
    <dc:creator>Jérémy Ghesquière</dc:creator>
    <meta:creation-date>2021-02-08T11:03:00Z</meta:creation-date>
    <dc:date>2021-02-08T11:04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